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4.094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3.798cm"/>
    </style:style>
    <style:style style:name="co12" style:family="table-column">
      <style:table-column-properties fo:break-before="auto" style:column-width="4.406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15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116">
      <style:table-cell-properties fo:border="0.002cm solid #000000"/>
    </style:style>
    <style:style style:name="ce6" style:family="table-cell" style:parent-style-name="Default" style:data-style-name="N5116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 style:data-style-name="N5116"/>
    <style:style style:name="ce8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116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 style:data-style-name="N5116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 Setup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onverted to String" table:style-name="ta1" table:print-ranges="'Converted to String'.A1:'Converted to String'.F11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  <table:table-cell table:style-name="ce11"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0.388305902481">
            <text:p>0.388</text:p>
          </table:table-cell>
          <table:table-cell table:style-name="ce5" office:value-type="float" office:value="0.357974052429">
            <text:p>0.358</text:p>
          </table:table-cell>
          <table:table-cell table:style-name="ce5" office:value-type="float" office:value="0.50510597229">
            <text:p>0.505</text:p>
          </table:table-cell>
          <table:table-cell table:style-name="ce5" office:value-type="float" office:value="0.358745098114">
            <text:p>0.359</text:p>
          </table:table-cell>
          <table:table-cell table:style-name="ce9" office:value-type="float" office:value="0.189783096313">
            <text:p>0.190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0.722309112549">
            <text:p>0.722</text:p>
          </table:table-cell>
          <table:table-cell table:style-name="ce5" office:value-type="float" office:value="0.857315063477">
            <text:p>0.857</text:p>
          </table:table-cell>
          <table:table-cell table:style-name="ce5" office:value-type="float" office:value="1.16665101051">
            <text:p>1.167</text:p>
          </table:table-cell>
          <table:table-cell table:style-name="ce5" office:value-type="float" office:value="0.841065883636">
            <text:p>0.841</text:p>
          </table:table-cell>
          <table:table-cell table:style-name="ce9" office:value-type="float" office:value="0.515113115311">
            <text:p>0.515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.31215405464">
            <text:p>1.312</text:p>
          </table:table-cell>
          <table:table-cell table:style-name="ce5" office:value-type="float" office:value="1.64096784592">
            <text:p>1.641</text:p>
          </table:table-cell>
          <table:table-cell table:style-name="ce5" office:value-type="float" office:value="2.21585202217">
            <text:p>2.216</text:p>
          </table:table-cell>
          <table:table-cell table:style-name="ce5" office:value-type="float" office:value="1.60699796677">
            <text:p>1.607</text:p>
          </table:table-cell>
          <table:table-cell table:style-name="ce9" office:value-type="float" office:value="1.02732419968">
            <text:p>1.027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2.1837849617">
            <text:p>2.184</text:p>
          </table:table-cell>
          <table:table-cell table:style-name="ce5" office:value-type="float" office:value="2.71801495552">
            <text:p>2.718</text:p>
          </table:table-cell>
          <table:table-cell table:style-name="ce5" office:value-type="float" office:value="3.65510606766">
            <text:p>3.655</text:p>
          </table:table-cell>
          <table:table-cell table:style-name="ce5" office:value-type="float" office:value="2.64156293869">
            <text:p>2.642</text:p>
          </table:table-cell>
          <table:table-cell table:style-name="ce9" office:value-type="float" office:value="1.7322909832">
            <text:p>1.732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3.20492601395">
            <text:p>3.205</text:p>
          </table:table-cell>
          <table:table-cell table:style-name="ce5" office:value-type="float" office:value="4.10402202606">
            <text:p>4.104</text:p>
          </table:table-cell>
          <table:table-cell table:style-name="ce5" office:value-type="float" office:value="5.48366808891">
            <text:p>5.484</text:p>
          </table:table-cell>
          <table:table-cell table:style-name="ce5" office:value-type="float" office:value="3.98111605644">
            <text:p>3.981</text:p>
          </table:table-cell>
          <table:table-cell table:style-name="ce9" office:value-type="float" office:value="2.65100193024">
            <text:p>2.651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4.4889421463">
            <text:p>4.489</text:p>
          </table:table-cell>
          <table:table-cell table:style-name="ce5" office:value-type="float" office:value="5.75830888748">
            <text:p>5.758</text:p>
          </table:table-cell>
          <table:table-cell table:style-name="ce5" office:value-type="float" office:value="7.71290302277">
            <text:p>7.713</text:p>
          </table:table-cell>
          <table:table-cell table:style-name="ce5" office:value-type="float" office:value="5.58479404449">
            <text:p>5.585</text:p>
          </table:table-cell>
          <table:table-cell table:style-name="ce9" office:value-type="float" office:value="3.73678398132">
            <text:p>3.737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6.00526690483">
            <text:p>6.005</text:p>
          </table:table-cell>
          <table:table-cell table:style-name="ce5" office:value-type="float" office:value="7.7106590271">
            <text:p>7.711</text:p>
          </table:table-cell>
          <table:table-cell table:style-name="ce5" office:value-type="float" office:value="10.2815649509">
            <text:p>10.282</text:p>
          </table:table-cell>
          <table:table-cell table:style-name="ce5" office:value-type="float" office:value="7.47843289375">
            <text:p>7.478</text:p>
          </table:table-cell>
          <table:table-cell table:style-name="ce9" office:value-type="float" office:value="5.00129008293">
            <text:p>5.001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7.75213694572">
            <text:p>7.752</text:p>
          </table:table-cell>
          <table:table-cell table:style-name="ce5" office:value-type="float" office:value="9.9260559082">
            <text:p>9.926</text:p>
          </table:table-cell>
          <table:table-cell table:style-name="ce5" office:value-type="float" office:value="13.3321688175">
            <text:p>13.332</text:p>
          </table:table-cell>
          <table:table-cell table:style-name="ce5" office:value-type="float" office:value="9.60274505615">
            <text:p>9.603</text:p>
          </table:table-cell>
          <table:table-cell table:style-name="ce9" office:value-type="float" office:value="6.47303009033">
            <text:p>6.473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float" office:value="9.69613385201">
            <text:p>9.696</text:p>
          </table:table-cell>
          <table:table-cell table:style-name="ce5" office:value-type="float" office:value="12.5995669365">
            <text:p>12.600</text:p>
          </table:table-cell>
          <table:table-cell table:style-name="ce5" office:value-type="float" office:value="16.9086620808">
            <text:p>16.909</text:p>
          </table:table-cell>
          <table:table-cell table:style-name="ce5" office:value-type="float" office:value="12.0848450661">
            <text:p>12.085</text:p>
          </table:table-cell>
          <table:table-cell table:style-name="ce9" office:value-type="float" office:value="8.15653586388">
            <text:p>8.157</text:p>
          </table:table-cell>
          <table:table-cell table:number-columns-repeated="101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1.8859901428">
            <text:p>11.886</text:p>
          </table:table-cell>
          <table:table-cell table:style-name="ce6" office:value-type="float" office:value="15.9507050514">
            <text:p>15.951</text:p>
          </table:table-cell>
          <table:table-cell table:style-name="ce6" office:value-type="float" office:value="20.9355759621">
            <text:p>20.936</text:p>
          </table:table-cell>
          <table:table-cell table:style-name="ce6" office:value-type="float" office:value="14.8931629658">
            <text:p>14.893</text:p>
          </table:table-cell>
          <table:table-cell table:style-name="ce10" office:value-type="float" office:value="9.98304986954">
            <text:p>9.983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ative Data Structures" table:style-name="ta1" table:print-ranges="'Native Data Structures'.A1:'Native Data Structures'.F11"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9266090393">
            <text:p>0.309</text:p>
          </table:table-cell>
          <table:table-cell office:value-type="float" office:value="0.145291090012">
            <text:p>0.145</text:p>
          </table:table-cell>
          <table:table-cell office:value-type="float" office:value="0.275620937347">
            <text:p>0.276</text:p>
          </table:table-cell>
          <table:table-cell office:value-type="float" office:value="0.152184009552">
            <text:p>0.152</text:p>
          </table:table-cell>
          <table:table-cell office:value-type="float" office:value="0.190334796906">
            <text:p>0.1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06750869751">
            <text:p>0.707</text:p>
          </table:table-cell>
          <table:table-cell office:value-type="float" office:value="0.354636192322">
            <text:p>0.355</text:p>
          </table:table-cell>
          <table:table-cell office:value-type="float" office:value="0.63544011116">
            <text:p>0.635</text:p>
          </table:table-cell>
          <table:table-cell office:value-type="float" office:value="0.34840297699">
            <text:p>0.348</text:p>
          </table:table-cell>
          <table:table-cell office:value-type="float" office:value="0.518436193466">
            <text:p>0.5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0845499039">
            <text:p>1.308</text:p>
          </table:table-cell>
          <table:table-cell office:value-type="float" office:value="0.688638925552">
            <text:p>0.689</text:p>
          </table:table-cell>
          <table:table-cell office:value-type="float" office:value="1.21459722519">
            <text:p>1.215</text:p>
          </table:table-cell>
          <table:table-cell office:value-type="float" office:value="0.653706073761">
            <text:p>0.654</text:p>
          </table:table-cell>
          <table:table-cell office:value-type="float" office:value="1.03283905983">
            <text:p>1.0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3741993904">
            <text:p>2.137</text:p>
          </table:table-cell>
          <table:table-cell office:value-type="float" office:value="1.14303612709">
            <text:p>1.143</text:p>
          </table:table-cell>
          <table:table-cell office:value-type="float" office:value="2.00871300697">
            <text:p>2.009</text:p>
          </table:table-cell>
          <table:table-cell office:value-type="float" office:value="1.07268595695">
            <text:p>1.073</text:p>
          </table:table-cell>
          <table:table-cell office:value-type="float" office:value="1.79592895508">
            <text:p>1.7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19802498817">
            <text:p>3.198</text:p>
          </table:table-cell>
          <table:table-cell office:value-type="float" office:value="1.72621512413">
            <text:p>1.726</text:p>
          </table:table-cell>
          <table:table-cell office:value-type="float" office:value="3.03761601448">
            <text:p>3.038</text:p>
          </table:table-cell>
          <table:table-cell office:value-type="float" office:value="1.62356901169">
            <text:p>1.624</text:p>
          </table:table-cell>
          <table:table-cell office:value-type="float" office:value="2.64328193665">
            <text:p>2.6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48295807838">
            <text:p>4.483</text:p>
          </table:table-cell>
          <table:table-cell office:value-type="float" office:value="2.43230080605">
            <text:p>2.432</text:p>
          </table:table-cell>
          <table:table-cell office:value-type="float" office:value="4.26183080673">
            <text:p>4.262</text:p>
          </table:table-cell>
          <table:table-cell office:value-type="float" office:value="2.25393390656">
            <text:p>2.254</text:p>
          </table:table-cell>
          <table:table-cell office:value-type="float" office:value="3.7394618988">
            <text:p>3.7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00794100761">
            <text:p>6.008</text:p>
          </table:table-cell>
          <table:table-cell office:value-type="float" office:value="3.26306891441">
            <text:p>3.263</text:p>
          </table:table-cell>
          <table:table-cell office:value-type="float" office:value="5.7041478157">
            <text:p>5.704</text:p>
          </table:table-cell>
          <table:table-cell office:value-type="float" office:value="3.01214814186">
            <text:p>3.012</text:p>
          </table:table-cell>
          <table:table-cell office:value-type="float" office:value="5.01918697357">
            <text:p>5.0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4888896942">
            <text:p>7.749</text:p>
          </table:table-cell>
          <table:table-cell office:value-type="float" office:value="4.22062301636">
            <text:p>4.221</text:p>
          </table:table-cell>
          <table:table-cell office:value-type="float" office:value="7.34616494179">
            <text:p>7.346</text:p>
          </table:table-cell>
          <table:table-cell office:value-type="float" office:value="3.88178706169">
            <text:p>3.882</text:p>
          </table:table-cell>
          <table:table-cell office:value-type="float" office:value="6.48398113251">
            <text:p>6.4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70597791672">
            <text:p>9.706</text:p>
          </table:table-cell>
          <table:table-cell office:value-type="float" office:value="5.30725002289">
            <text:p>5.307</text:p>
          </table:table-cell>
          <table:table-cell office:value-type="float" office:value="9.27095603943">
            <text:p>9.271</text:p>
          </table:table-cell>
          <table:table-cell office:value-type="float" office:value="4.87482309341">
            <text:p>4.875</text:p>
          </table:table-cell>
          <table:table-cell office:value-type="float" office:value="8.11998391151">
            <text:p>8.1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0904760361">
            <text:p>12.090</text:p>
          </table:table-cell>
          <table:table-cell office:value-type="float" office:value="6.51401805878">
            <text:p>6.514</text:p>
          </table:table-cell>
          <table:table-cell office:value-type="float" office:value="11.3484699726">
            <text:p>11.348</text:p>
          </table:table-cell>
          <table:table-cell office:value-type="float" office:value="5.95616292953">
            <text:p>5.956</text:p>
          </table:table-cell>
          <table:table-cell office:value-type="float" office:value="10.0065438747">
            <text:p>10.007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" table:style-name="ta1" table:print-ranges="Graph.B1:Graph.B1 Graph.A1:Graph.A1">
        <table:table-column table:style-name="co14" table:number-columns-repeated="2" table:default-cell-style-name="Default"/>
        <table:table-row table:style-name="ro2">
          <table:table-cell>
            <draw:frame table:end-cell-address="Graph.B2" table:end-x="0.057cm" table:end-y="0.057cm" draw:z-index="0" draw:name="Converted to String" draw:style-name="gr1" draw:text-style-name="P1" svg:width="15cm" svg:height="15cm" svg:x="0.001cm" svg:y="0.001cm">
              <draw:object draw:notify-on-update-of-ranges="'Converted to String'.A2:'Converted to String'.A11 'Converted to String'.B1:'Converted to String'.B1 'Converted to String'.B2:'Converted to String'.B11 'Converted to String'.C1:'Converted to String'.C1 'Converted to String'.C2:'Converted to String'.C11 'Converted to String'.D1:'Converted to String'.D1 'Converted to String'.D2:'Converted to String'.D11 'Converted to String'.E1:'Converted to String'.E1 'Converted to String'.E2:'Converted to String'.E11 'Converted to String'.F1:'Converted to String'.F1 'Converted to String'.F2:'Converted to String'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>
            <draw:frame table:end-cell-address="Graph.C2" table:end-x="0.112cm" table:end-y="0.056cm" draw:z-index="1" draw:style-name="gr1" draw:text-style-name="P1" svg:width="15cm" svg:height="15cm" svg:x="0.056cm" svg:y="0cm">
              <draw:object draw:notify-on-update-of-ranges="'Native Data Structures'.A2:'Native Data Structures'.A11 'Native Data Structures'.B1:'Native Data Structures'.B1 'Native Data Structures'.B2:'Native Data Structures'.B11 'Native Data Structures'.C1:'Native Data Structures'.C1 'Native Data Structures'.C2:'Native Data Structures'.C11 'Native Data Structures'.D1:'Native Data Structures'.D1 'Native Data Structures'.D2:'Native Data Structures'.D11 'Native Data Structures'.E1:'Native Data Structures'.E1 'Native Data Structures'.E2:'Native Data Structures'.E11 'Native Data Structures'.F1:'Native Data Structures'.F1 'Native Data Structures'.F2:'Native Data Structures'.F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7.05.2013</text:date>, <text:time>15:20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5:20:38</dc:date>
    <dc:creator>Michael Pohl</dc:creator>
    <meta:generator>OpenOffice.org/3.4.1$Unix OpenOffice.org_project/341m1$Build-9593</meta:generator>
    <meta:editing-duration>PT4H11M54S</meta:editing-duration>
    <meta:editing-cycles>29</meta:editing-cycles>
    <meta:keyword>Python</meta:keyword>
    <meta:keyword>XML</meta:keyword>
    <meta:keyword>Performance</meta:keyword>
    <dc:title>ECoXiPy Peformance Test Results</dc:title>
    <meta:document-statistic meta:table-count="4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5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title svg:x="5.445cm" svg:y="0.435cm" chart:style-name="ch2">
          <text:p>Converted to String</text:p>
        </chart:title>
        <chart:legend chart:legend-position="bottom" svg:x="0.718cm" svg:y="13.756cm" style:legend-expansion="wide" chart:style-name="ch3"/>
        <chart:plot-area chart:style-name="ch4" table:cell-range-address="'Converted to String'.A1:'Converted to String'.F11" chart:data-source-has-labels="both" svg:x="1.298cm" svg:y="2.124cm" svg:width="13.103cm" svg:height="10.364cm">
          <chartooo:coordinate-region svg:x="2.618cm" svg:y="2.314cm" svg:width="11.582cm" svg:height="9.545cm"/>
          <chart:axis chart:dimension="x" chart:name="primary-x" chart:style-name="ch5" chartooo:axis-type="auto">
            <chartooo:date-scale/>
            <chart:title svg:x="4.238cm" svg:y="12.789cm" chart:style-name="ch6">
              <text:p>Data Count (exponentially growing document size)</text:p>
            </chart:title>
            <chart:categories table:cell-range-address="'Converted to String'.A2:'Converted to String'.A11"/>
            <chart:grid chart:style-name="ch7" chart:class="major"/>
          </chart:axis>
          <chart:axis chart:dimension="y" chart:name="primary-y" chart:style-name="ch8">
            <chart:title svg:x="0.451cm" svg:y="9.814cm" chart:style-name="ch9">
              <text:p>Document Building Time [seconds]</text:p>
            </chart:title>
            <chart:grid chart:style-name="ch7" chart:class="major"/>
          </chart:axis>
          <chart:series chart:style-name="ch10" chart:values-cell-range-address="'Converted to String'.B2:'Converted to String'.B11" chart:label-cell-address="'Converted to String'.B1:'Converted to String'.B1" chart:class="chart:line">
            <chart:data-point chart:repeated="10"/>
          </chart:series>
          <chart:series chart:style-name="ch11" chart:values-cell-range-address="'Converted to String'.C2:'Converted to String'.C11" chart:label-cell-address="'Converted to String'.C1:'Converted to String'.C1" chart:class="chart:line">
            <chart:data-point chart:repeated="10"/>
          </chart:series>
          <chart:series chart:style-name="ch12" chart:values-cell-range-address="'Converted to String'.D2:'Converted to String'.D11" chart:label-cell-address="'Converted to String'.D1:'Converted to String'.D1" chart:class="chart:line">
            <chart:data-point chart:repeated="10"/>
          </chart:series>
          <chart:series chart:style-name="ch13" chart:values-cell-range-address="'Converted to String'.E2:'Converted to String'.E11" chart:label-cell-address="'Converted to String'.E1:'Converted to String'.E1" chart:class="chart:line">
            <chart:data-point chart:repeated="10"/>
          </chart:series>
          <chart:series chart:style-name="ch14" chart:values-cell-range-address="'Converted to String'.F2:'Converted to String'.F11" chart:label-cell-address="'Converted to String'.F1:'Converted to String'.F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'Converted to String'.B1:'Converted to String'.B1</svg:desc>
                </draw:g>
              </table:table-cell>
              <table:table-cell office:value-type="string">
                <text:p>xml.dom.minidom</text:p>
                <draw:g>
                  <svg:desc>'Converted to String'.C1:'Converted to String'.C1</svg:desc>
                </draw:g>
              </table:table-cell>
              <table:table-cell office:value-type="string">
                <text:p>ecoxipy.dom_output</text:p>
                <draw:g>
                  <svg:desc>'Converted to String'.D1:'Converted to String'.D1</svg:desc>
                </draw:g>
              </table:table-cell>
              <table:table-cell office:value-type="string">
                <text:p>ecoxipy.element_output</text:p>
                <draw:g>
                  <svg:desc>'Converted to String'.E1:'Converted to String'.E1</svg:desc>
                </draw:g>
              </table:table-cell>
              <table:table-cell office:value-type="string">
                <text:p>ecoxipy.string_output</text:p>
                <draw:g>
                  <svg:desc>'Converted to String'.F1:'Converted to String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onverted to String'.A2:'Converted to String'.A11</svg:desc>
                </draw:g>
              </table:table-cell>
              <table:table-cell office:value-type="float" office:value="0.388305902481">
                <text:p>0.388305902481</text:p>
                <draw:g>
                  <svg:desc>'Converted to String'.B2:'Converted to String'.B11</svg:desc>
                </draw:g>
              </table:table-cell>
              <table:table-cell office:value-type="float" office:value="0.357974052429">
                <text:p>0.357974052429</text:p>
                <draw:g>
                  <svg:desc>'Converted to String'.C2:'Converted to String'.C11</svg:desc>
                </draw:g>
              </table:table-cell>
              <table:table-cell office:value-type="float" office:value="0.50510597229">
                <text:p>0.50510597229</text:p>
                <draw:g>
                  <svg:desc>'Converted to String'.D2:'Converted to String'.D11</svg:desc>
                </draw:g>
              </table:table-cell>
              <table:table-cell office:value-type="float" office:value="0.358745098114">
                <text:p>0.358745098114</text:p>
                <draw:g>
                  <svg:desc>'Converted to String'.E2:'Converted to String'.E11</svg:desc>
                </draw:g>
              </table:table-cell>
              <table:table-cell office:value-type="float" office:value="0.189783096313">
                <text:p>0.189783096313</text:p>
                <draw:g>
                  <svg:desc>'Converted to String'.F2:'Converted to String'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22309112549">
                <text:p>0.722309112549</text:p>
              </table:table-cell>
              <table:table-cell office:value-type="float" office:value="0.857315063477">
                <text:p>0.857315063477</text:p>
              </table:table-cell>
              <table:table-cell office:value-type="float" office:value="1.16665101051">
                <text:p>1.16665101051</text:p>
              </table:table-cell>
              <table:table-cell office:value-type="float" office:value="0.841065883636">
                <text:p>0.841065883636</text:p>
              </table:table-cell>
              <table:table-cell office:value-type="float" office:value="0.515113115311">
                <text:p>0.5151131153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1215405464">
                <text:p>1.31215405464</text:p>
              </table:table-cell>
              <table:table-cell office:value-type="float" office:value="1.64096784592">
                <text:p>1.64096784592</text:p>
              </table:table-cell>
              <table:table-cell office:value-type="float" office:value="2.21585202217">
                <text:p>2.21585202217</text:p>
              </table:table-cell>
              <table:table-cell office:value-type="float" office:value="1.60699796677">
                <text:p>1.60699796677</text:p>
              </table:table-cell>
              <table:table-cell office:value-type="float" office:value="1.02732419968">
                <text:p>1.02732419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837849617">
                <text:p>2.1837849617</text:p>
              </table:table-cell>
              <table:table-cell office:value-type="float" office:value="2.71801495552">
                <text:p>2.71801495552</text:p>
              </table:table-cell>
              <table:table-cell office:value-type="float" office:value="3.65510606766">
                <text:p>3.65510606766</text:p>
              </table:table-cell>
              <table:table-cell office:value-type="float" office:value="2.64156293869">
                <text:p>2.64156293869</text:p>
              </table:table-cell>
              <table:table-cell office:value-type="float" office:value="1.7322909832">
                <text:p>1.73229098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0492601395">
                <text:p>3.20492601395</text:p>
              </table:table-cell>
              <table:table-cell office:value-type="float" office:value="4.10402202606">
                <text:p>4.10402202606</text:p>
              </table:table-cell>
              <table:table-cell office:value-type="float" office:value="5.48366808891">
                <text:p>5.48366808891</text:p>
              </table:table-cell>
              <table:table-cell office:value-type="float" office:value="3.98111605644">
                <text:p>3.98111605644</text:p>
              </table:table-cell>
              <table:table-cell office:value-type="float" office:value="2.65100193024">
                <text:p>2.651001930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4889421463">
                <text:p>4.4889421463</text:p>
              </table:table-cell>
              <table:table-cell office:value-type="float" office:value="5.75830888748">
                <text:p>5.75830888748</text:p>
              </table:table-cell>
              <table:table-cell office:value-type="float" office:value="7.71290302277">
                <text:p>7.71290302277</text:p>
              </table:table-cell>
              <table:table-cell office:value-type="float" office:value="5.58479404449">
                <text:p>5.58479404449</text:p>
              </table:table-cell>
              <table:table-cell office:value-type="float" office:value="3.73678398132">
                <text:p>3.736783981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0526690483">
                <text:p>6.00526690483</text:p>
              </table:table-cell>
              <table:table-cell office:value-type="float" office:value="7.7106590271">
                <text:p>7.7106590271</text:p>
              </table:table-cell>
              <table:table-cell office:value-type="float" office:value="10.2815649509">
                <text:p>10.2815649509</text:p>
              </table:table-cell>
              <table:table-cell office:value-type="float" office:value="7.47843289375">
                <text:p>7.47843289375</text:p>
              </table:table-cell>
              <table:table-cell office:value-type="float" office:value="5.00129008293">
                <text:p>5.001290082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75213694572">
                <text:p>7.75213694572</text:p>
              </table:table-cell>
              <table:table-cell office:value-type="float" office:value="9.9260559082">
                <text:p>9.9260559082</text:p>
              </table:table-cell>
              <table:table-cell office:value-type="float" office:value="13.3321688175">
                <text:p>13.3321688175</text:p>
              </table:table-cell>
              <table:table-cell office:value-type="float" office:value="9.60274505615">
                <text:p>9.60274505615</text:p>
              </table:table-cell>
              <table:table-cell office:value-type="float" office:value="6.47303009033">
                <text:p>6.473030090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69613385201">
                <text:p>9.69613385201</text:p>
              </table:table-cell>
              <table:table-cell office:value-type="float" office:value="12.5995669365">
                <text:p>12.5995669365</text:p>
              </table:table-cell>
              <table:table-cell office:value-type="float" office:value="16.9086620808">
                <text:p>16.9086620808</text:p>
              </table:table-cell>
              <table:table-cell office:value-type="float" office:value="12.0848450661">
                <text:p>12.0848450661</text:p>
              </table:table-cell>
              <table:table-cell office:value-type="float" office:value="8.15653586388">
                <text:p>8.156535863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8859901428">
                <text:p>11.8859901428</text:p>
              </table:table-cell>
              <table:table-cell office:value-type="float" office:value="15.9507050514">
                <text:p>15.9507050514</text:p>
              </table:table-cell>
              <table:table-cell office:value-type="float" office:value="20.9355759621">
                <text:p>20.9355759621</text:p>
              </table:table-cell>
              <table:table-cell office:value-type="float" office:value="14.8931629658">
                <text:p>14.8931629658</text:p>
              </table:table-cell>
              <table:table-cell office:value-type="float" office:value="9.98304986954">
                <text:p>9.98304986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5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title svg:x="5.111cm" svg:y="0.435cm" chart:style-name="ch2">
          <text:p>Native Data Structures</text:p>
        </chart:title>
        <chart:legend chart:legend-position="bottom" svg:x="0.718cm" svg:y="13.756cm" style:legend-expansion="wide" chart:style-name="ch3"/>
        <chart:plot-area chart:style-name="ch4" table:cell-range-address="'Native Data Structures'.A1:'Native Data Structures'.F11" chart:data-source-has-labels="both" svg:x="1.298cm" svg:y="2.124cm" svg:width="13.103cm" svg:height="10.364cm">
          <chartooo:coordinate-region svg:x="2.618cm" svg:y="2.315cm" svg:width="11.582cm" svg:height="9.544cm"/>
          <chart:axis chart:dimension="x" chart:name="primary-x" chart:style-name="ch5" chartooo:axis-type="auto">
            <chartooo:date-scale/>
            <chart:title svg:x="4.238cm" svg:y="12.789cm" chart:style-name="ch6">
              <text:p>Data Count (exponentially growing document size)</text:p>
            </chart:title>
            <chart:categories table:cell-range-address="'Native Data Structures'.A2:'Native Data Structures'.A11"/>
            <chart:grid chart:style-name="ch7" chart:class="major"/>
          </chart:axis>
          <chart:axis chart:dimension="y" chart:name="primary-y" chart:style-name="ch8">
            <chart:title svg:x="0.451cm" svg:y="9.814cm" chart:style-name="ch9">
              <text:p>Document Building Time [seconds]</text:p>
            </chart:title>
            <chart:grid chart:style-name="ch7" chart:class="major"/>
          </chart:axis>
          <chart:series chart:style-name="ch10" chart:values-cell-range-address="'Native Data Structures'.B2:'Native Data Structures'.B11" chart:label-cell-address="'Native Data Structures'.B1:'Native Data Structures'.B1" chart:class="chart:line">
            <chart:data-point chart:repeated="10"/>
          </chart:series>
          <chart:series chart:style-name="ch11" chart:values-cell-range-address="'Native Data Structures'.C2:'Native Data Structures'.C11" chart:label-cell-address="'Native Data Structures'.C1:'Native Data Structures'.C1" chart:class="chart:line">
            <chart:data-point chart:repeated="10"/>
          </chart:series>
          <chart:series chart:style-name="ch12" chart:values-cell-range-address="'Native Data Structures'.D2:'Native Data Structures'.D11" chart:label-cell-address="'Native Data Structures'.D1:'Native Data Structures'.D1" chart:class="chart:line">
            <chart:data-point chart:repeated="10"/>
          </chart:series>
          <chart:series chart:style-name="ch13" chart:values-cell-range-address="'Native Data Structures'.E2:'Native Data Structures'.E11" chart:label-cell-address="'Native Data Structures'.E1:'Native Data Structures'.E1" chart:class="chart:line">
            <chart:data-point chart:repeated="10"/>
          </chart:series>
          <chart:series chart:style-name="ch14" chart:values-cell-range-address="'Native Data Structures'.F2:'Native Data Structures'.F11" chart:label-cell-address="'Native Data Structures'.F1:'Native Data Structures'.F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'Native Data Structures'.B1:'Native Data Structures'.B1</svg:desc>
                </draw:g>
              </table:table-cell>
              <table:table-cell office:value-type="string">
                <text:p>xml.dom.minidom</text:p>
                <draw:g>
                  <svg:desc>'Native Data Structures'.C1:'Native Data Structures'.C1</svg:desc>
                </draw:g>
              </table:table-cell>
              <table:table-cell office:value-type="string">
                <text:p>ecoxipy.dom_output</text:p>
                <draw:g>
                  <svg:desc>'Native Data Structures'.D1:'Native Data Structures'.D1</svg:desc>
                </draw:g>
              </table:table-cell>
              <table:table-cell office:value-type="string">
                <text:p>ecoxipy.element_output</text:p>
                <draw:g>
                  <svg:desc>'Native Data Structures'.E1:'Native Data Structures'.E1</svg:desc>
                </draw:g>
              </table:table-cell>
              <table:table-cell office:value-type="string">
                <text:p>ecoxipy.string_output</text:p>
                <draw:g>
                  <svg:desc>'Native Data Structures'.F1:'Native Data Structu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Native Data Structures'.A2:'Native Data Structures'.A11</svg:desc>
                </draw:g>
              </table:table-cell>
              <table:table-cell office:value-type="float" office:value="0.309266090393">
                <text:p>0.309266090393</text:p>
                <draw:g>
                  <svg:desc>'Native Data Structures'.B2:'Native Data Structures'.B11</svg:desc>
                </draw:g>
              </table:table-cell>
              <table:table-cell office:value-type="float" office:value="0.145291090012">
                <text:p>0.145291090012</text:p>
                <draw:g>
                  <svg:desc>'Native Data Structures'.C2:'Native Data Structures'.C11</svg:desc>
                </draw:g>
              </table:table-cell>
              <table:table-cell office:value-type="float" office:value="0.275620937347">
                <text:p>0.275620937347</text:p>
                <draw:g>
                  <svg:desc>'Native Data Structures'.D2:'Native Data Structures'.D11</svg:desc>
                </draw:g>
              </table:table-cell>
              <table:table-cell office:value-type="float" office:value="0.152184009552">
                <text:p>0.152184009552</text:p>
                <draw:g>
                  <svg:desc>'Native Data Structures'.E2:'Native Data Structures'.E11</svg:desc>
                </draw:g>
              </table:table-cell>
              <table:table-cell office:value-type="float" office:value="0.190334796906">
                <text:p>0.190334796906</text:p>
                <draw:g>
                  <svg:desc>'Native Data Structures'.F2:'Native Data Structures'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06750869751">
                <text:p>0.706750869751</text:p>
              </table:table-cell>
              <table:table-cell office:value-type="float" office:value="0.354636192322">
                <text:p>0.354636192322</text:p>
              </table:table-cell>
              <table:table-cell office:value-type="float" office:value="0.63544011116">
                <text:p>0.63544011116</text:p>
              </table:table-cell>
              <table:table-cell office:value-type="float" office:value="0.34840297699">
                <text:p>0.34840297699</text:p>
              </table:table-cell>
              <table:table-cell office:value-type="float" office:value="0.518436193466">
                <text:p>0.5184361934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0845499039">
                <text:p>1.30845499039</text:p>
              </table:table-cell>
              <table:table-cell office:value-type="float" office:value="0.688638925552">
                <text:p>0.688638925552</text:p>
              </table:table-cell>
              <table:table-cell office:value-type="float" office:value="1.21459722519">
                <text:p>1.21459722519</text:p>
              </table:table-cell>
              <table:table-cell office:value-type="float" office:value="0.653706073761">
                <text:p>0.653706073761</text:p>
              </table:table-cell>
              <table:table-cell office:value-type="float" office:value="1.03283905983">
                <text:p>1.032839059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3741993904">
                <text:p>2.13741993904</text:p>
              </table:table-cell>
              <table:table-cell office:value-type="float" office:value="1.14303612709">
                <text:p>1.14303612709</text:p>
              </table:table-cell>
              <table:table-cell office:value-type="float" office:value="2.00871300697">
                <text:p>2.00871300697</text:p>
              </table:table-cell>
              <table:table-cell office:value-type="float" office:value="1.07268595695">
                <text:p>1.07268595695</text:p>
              </table:table-cell>
              <table:table-cell office:value-type="float" office:value="1.79592895508">
                <text:p>1.795928955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9802498817">
                <text:p>3.19802498817</text:p>
              </table:table-cell>
              <table:table-cell office:value-type="float" office:value="1.72621512413">
                <text:p>1.72621512413</text:p>
              </table:table-cell>
              <table:table-cell office:value-type="float" office:value="3.03761601448">
                <text:p>3.03761601448</text:p>
              </table:table-cell>
              <table:table-cell office:value-type="float" office:value="1.62356901169">
                <text:p>1.62356901169</text:p>
              </table:table-cell>
              <table:table-cell office:value-type="float" office:value="2.64328193665">
                <text:p>2.643281936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48295807838">
                <text:p>4.48295807838</text:p>
              </table:table-cell>
              <table:table-cell office:value-type="float" office:value="2.43230080605">
                <text:p>2.43230080605</text:p>
              </table:table-cell>
              <table:table-cell office:value-type="float" office:value="4.26183080673">
                <text:p>4.26183080673</text:p>
              </table:table-cell>
              <table:table-cell office:value-type="float" office:value="2.25393390656">
                <text:p>2.25393390656</text:p>
              </table:table-cell>
              <table:table-cell office:value-type="float" office:value="3.7394618988">
                <text:p>3.73946189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0794100761">
                <text:p>6.00794100761</text:p>
              </table:table-cell>
              <table:table-cell office:value-type="float" office:value="3.26306891441">
                <text:p>3.26306891441</text:p>
              </table:table-cell>
              <table:table-cell office:value-type="float" office:value="5.7041478157">
                <text:p>5.7041478157</text:p>
              </table:table-cell>
              <table:table-cell office:value-type="float" office:value="3.01214814186">
                <text:p>3.01214814186</text:p>
              </table:table-cell>
              <table:table-cell office:value-type="float" office:value="5.01918697357">
                <text:p>5.019186973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74888896942">
                <text:p>7.74888896942</text:p>
              </table:table-cell>
              <table:table-cell office:value-type="float" office:value="4.22062301636">
                <text:p>4.22062301636</text:p>
              </table:table-cell>
              <table:table-cell office:value-type="float" office:value="7.34616494179">
                <text:p>7.34616494179</text:p>
              </table:table-cell>
              <table:table-cell office:value-type="float" office:value="3.88178706169">
                <text:p>3.88178706169</text:p>
              </table:table-cell>
              <table:table-cell office:value-type="float" office:value="6.48398113251">
                <text:p>6.483981132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0597791672">
                <text:p>9.70597791672</text:p>
              </table:table-cell>
              <table:table-cell office:value-type="float" office:value="5.30725002289">
                <text:p>5.30725002289</text:p>
              </table:table-cell>
              <table:table-cell office:value-type="float" office:value="9.27095603943">
                <text:p>9.27095603943</text:p>
              </table:table-cell>
              <table:table-cell office:value-type="float" office:value="4.87482309341">
                <text:p>4.87482309341</text:p>
              </table:table-cell>
              <table:table-cell office:value-type="float" office:value="8.11998391151">
                <text:p>8.119983911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0904760361">
                <text:p>12.0904760361</text:p>
              </table:table-cell>
              <table:table-cell office:value-type="float" office:value="6.51401805878">
                <text:p>6.51401805878</text:p>
              </table:table-cell>
              <table:table-cell office:value-type="float" office:value="11.3484699726">
                <text:p>11.3484699726</text:p>
              </table:table-cell>
              <table:table-cell office:value-type="float" office:value="5.95616292953">
                <text:p>5.95616292953</text:p>
              </table:table-cell>
              <table:table-cell office:value-type="float" office:value="10.0065438747">
                <text:p>10.0065438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